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4000000040380DA309C4CC16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4e427" officeooo:paragraph-rsid="0004e427"/>
    </style:style>
    <style:style style:name="P2" style:family="paragraph" style:parent-style-name="Heading_20_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8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9" style:family="paragraph" style:parent-style-name="Text_20_body">
      <style:paragraph-properties fo:margin-left="0.529cm" fo:margin-right="0cm" fo:margin-top="0cm" fo:margin-bottom="0cm" style:contextual-spacing="false" fo:text-indent="0cm" style:auto-text-indent="false"/>
      <style:text-properties loext:padding="0cm" loext:border="none"/>
    </style:style>
    <style:style style:name="P10" style:family="paragraph" style:parent-style-name="Standard">
      <style:paragraph-properties fo:margin-left="0cm" fo:margin-right="0cm" fo:margin-top="0cm" fo:margin-bottom="0.499cm" style:contextual-spacing="false" fo:orphans="1" fo:text-indent="0cm" style:auto-text-indent="false"/>
    </style:style>
    <style:style style:name="P11" style:family="paragraph" style:parent-style-name="Standard">
      <style:text-properties officeooo:paragraph-rsid="000bd4a2"/>
    </style:style>
    <style:style style:name="P12" style:family="paragraph" style:parent-style-name="Text_20_body">
      <style:text-properties officeooo:paragraph-rsid="000bd4a2"/>
    </style:style>
    <style:style style:name="P13" style:family="paragraph" style:parent-style-name="Text_20_body">
      <style:text-properties officeooo:rsid="000bd4a2" officeooo:paragraph-rsid="000bd4a2"/>
    </style:style>
    <style:style style:name="P14" style:family="paragraph" style:parent-style-name="Heading_20_1">
      <style:text-properties officeooo:rsid="0006d346" officeooo:paragraph-rsid="0006d346"/>
    </style:style>
    <style:style style:name="P15" style:family="paragraph" style:parent-style-name="Heading_20_1">
      <style:paragraph-properties fo:margin-left="0cm" fo:margin-right="0cm" fo:text-indent="0cm" style:auto-text-indent="false"/>
    </style:style>
    <style:style style:name="P16" style:family="paragraph" style:parent-style-name="Text_20_body">
      <style:text-properties officeooo:rsid="000bd4a2" officeooo:paragraph-rsid="000bd4a2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6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7" style:family="paragraph" style:parent-style-name="Text_20_body">
      <style:text-properties officeooo:rsid="000d1d7e" officeooo:paragraph-rsid="000d1d7e"/>
    </style:style>
    <style:style style:name="P28" style:family="paragraph" style:parent-style-name="Text_20_body">
      <style:text-properties officeooo:rsid="000dd2c6" officeooo:paragraph-rsid="000dd2c6"/>
    </style:style>
    <style:style style:name="T1" style:family="text">
      <style:text-properties officeooo:rsid="000bd4a2"/>
    </style:style>
    <style:style style:name="T2" style:family="text">
      <style:text-properties style:text-underline-style="solid" style:text-underline-width="auto" style:text-underline-color="font-color" loext:padding="0cm" loext:border="none"/>
    </style:style>
    <style:style style:name="T3" style:family="text">
      <style:text-properties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Marco2" text:anchor-type="page" text:anchor-page-number="1" svg:x="0.635cm" svg:y="0.635cm" svg:width="1.27cm" draw:z-index="2">
        <draw:text-box fo:min-height="1.27cm">
          <text:p text:style-name="P4"/>
        </draw:text-box>
      </draw:frame>
      <draw:frame draw:style-name="fr2" draw:name="Marco3" text:anchor-type="page" text:anchor-page-number="1" svg:x="0.635cm" svg:y="0.635cm" svg:width="1.27cm" draw:z-index="3">
        <draw:text-box fo:min-height="1.27cm">
          <text:p text:style-name="P4"/>
        </draw:text-box>
      </draw:frame>
      <text:h text:style-name="P14" text:outline-level="1">1<text:span text:style-name="T1">9</text:span>-2-2024</text:h>
      <text:p text:style-name="P13">Uso de GEMINI (anteriormente BARD) para la sistematización:</text:p>
      <text:p text:style-name="P12"/>
      <text:p text:style-name="P11">Gemini</text:p>
      <text:p text:style-name="P10"><text:span text:style-name="T3"> Gemini acaba de actualizarse.  </text:span><text:a xlink:type="simple" xlink:href="https://gemini.google.com/updates" office:target-frame-name="_blank" xlink:show="new" text:style-name="Internet_20_link" text:visited-style-name="Visited_20_Internet_20_Link"><text:span text:style-name="T2">Ver actualización</text:span></text:a></text:p>
      <text:section text:style-name="Sect1" text:name="chat-history">
        <text:p text:style-name="P9"><draw:frame draw:style-name="fr3" draw:name="Imagen1" text:anchor-type="as-char" svg:width="0.847cm" svg:height="0.847cm" draw:z-index="1"><draw:image xlink:href="Pictures/100000000000004000000040380DA309C4CC161C.png" xlink:type="simple" xlink:show="embed" xlink:actuate="onLoad" draw:mime-type="image/png"/><svg:title>imagen de perfil</svg:title></draw:frame></text:p>
        <text:section text:style-name="Sect1" text:name="user-query-content-0">
          <text:h text:style-name="P2" text:outline-level="2">qué es el backup en sistemas? qué datos han de ser respaldados por copias de seguridad? tipos de copias de seguridad. </text:h>
        </text:section>
        <text:p text:style-name="P7"/>
        <text:h text:style-name="P2" text:outline-level="2"><text:span text:style-name="Strong_20_Emphasis"><text:span text:style-name="T3">Qué es el backup en sistemas</text:span></text:span></text:h>
        <text:p text:style-name="P3"><text:span text:style-name="T3">Un </text:span><text:span text:style-name="Strong_20_Emphasis"><text:span text:style-name="T3">backup</text:span></text:span><text:span text:style-name="T3">, también conocido como </text:span><text:span text:style-name="Strong_20_Emphasis"><text:span text:style-name="T3">copia de seguridad</text:span></text:span><text:span text:style-name="T3">, es una copia de los datos originales de un sistema informático. Su objetivo principal es </text:span><text:span text:style-name="Strong_20_Emphasis"><text:span text:style-name="T3">proteger la información</text:span></text:span><text:span text:style-name="T3"> en caso de que se produzca una pérdida o daño en el dispositivo original.</text:span></text:p>
        <text:p text:style-name="P6">Los backups son esenciales para:</text:p>
        <text:list text:style-name="L1">
          <text:list-item>
            <text:p text:style-name="P17"><text:span text:style-name="Strong_20_Emphasis"><text:span text:style-name="T3">Evitar la pérdida de datos</text:span></text:span><text:span text:style-name="T3"> por errores humanos, fallos del sistema, ataques cibernéticos, desastres naturales o cualquier otra eventualidad.</text:span></text:p>
          </text:list-item>
          <text:list-item>
            <text:p text:style-name="P17"><text:span text:style-name="Strong_20_Emphasis"><text:span text:style-name="T3">Minimizar el tiempo de inactividad</text:span></text:span><text:span text:style-name="T3"> en caso de un fallo.</text:span></text:p>
          </text:list-item>
          <text:list-item>
            <text:p text:style-name="P17"><text:span text:style-name="Strong_20_Emphasis"><text:span text:style-name="T3">Permitir la recuperación rápida</text:span></text:span><text:span text:style-name="T3"> de la información y la continuidad del negocio.</text:span></text:p>
          </text:list-item>
        </text:list>
        <text:h text:style-name="P2" text:outline-level="2"><text:span text:style-name="Strong_20_Emphasis"><text:span text:style-name="T3">Qué datos han de ser respaldados por copias de seguridad</text:span></text:span></text:h>
        <text:p text:style-name="P3"><text:span text:style-name="T3">En general, se recomienda realizar copias de seguridad de </text:span><text:span text:style-name="Strong_20_Emphasis"><text:span text:style-name="T3">todos los datos importantes</text:span></text:span><text:span text:style-name="T3"> del sistema, incluyendo:</text:span></text:p>
        <text:list text:style-name="L2">
          <text:list-item>
            <text:p text:style-name="P18"><text:span text:style-name="Strong_20_Emphasis"><text:span text:style-name="T3">Sistemas operativos:</text:span></text:span><text:span text:style-name="T3"> Archivos de configuración, drivers, actualizaciones, etc.</text:span></text:p>
          </text:list-item>
          <text:list-item>
            <text:p text:style-name="P18"><text:span text:style-name="Strong_20_Emphasis"><text:span text:style-name="T3">Aplicaciones:</text:span></text:span><text:span text:style-name="T3"> Programas instalados, configuraciones, datos de usuario, etc.</text:span></text:p>
          </text:list-item>
          <text:list-item>
            <text:p text:style-name="P18"><text:span text:style-name="Strong_20_Emphasis"><text:span text:style-name="T3">Archivos personales:</text:span></text:span><text:span text:style-name="T3"> Documentos, fotos, vídeos, música, etc.</text:span></text:p>
          </text:list-item>
          <text:list-item>
            <text:p text:style-name="P18"><text:span text:style-name="Strong_20_Emphasis"><text:span text:style-name="T3">Bases de datos:</text:span></text:span><text:span text:style-name="T3"> Información crítica para el funcionamiento de la empresa o el sistema.</text:span></text:p>
          </text:list-item>
        </text:list>
        <text:p text:style-name="P6">Es importante tener en cuenta las necesidades específicas de cada caso para determinar qué datos son realmente críticos y requieren ser respaldados.</text:p>
        <text:h text:style-name="P2" text:outline-level="2"><text:span text:style-name="Strong_20_Emphasis"><text:span text:style-name="T3">Tipos de copias de seguridad</text:span></text:span></text:h>
        <text:p text:style-name="P6">Existen diferentes tipos de copias de seguridad en función de varios criterios:</text:p>
        <text:p text:style-name="P3"><text:span text:style-name="Strong_20_Emphasis"><text:span text:style-name="T3">Según el alcance de la copia:</text:span></text:span></text:p>
        <text:list text:style-name="L3">
          <text:list-item>
            <text:p text:style-name="P19"><text:span text:style-name="Strong_20_Emphasis"><text:span text:style-name="T3">Completa:</text:span></text:span><text:span text:style-name="T3"> Se copia todo el sistema o dispositivo.</text:span></text:p>
          </text:list-item>
          <text:list-item>
            <text:p text:style-name="P19"><text:span text:style-name="Strong_20_Emphasis"><text:span text:style-name="T3">Incremental:</text:span></text:span><text:span text:style-name="T3"> Se copian solo los datos que han cambiado desde la última copia de seguridad completa.</text:span></text:p>
          </text:list-item>
          <text:list-item>
            <text:p text:style-name="P19"><text:span text:style-name="Strong_20_Emphasis"><text:span text:style-name="T3">Diferencial:</text:span></text:span><text:span text:style-name="T3"> Se copian solo los datos que han cambiado desde la última copia de seguridad completa o incremental.</text:span></text:p>
          </text:list-item>
        </text:list>
        <text:p text:style-name="P3"><text:span text:style-name="Strong_20_Emphasis"><text:span text:style-name="T3">Según el destino de la copia:</text:span></text:span></text:p>
        <text:list text:style-name="L4">
          <text:list-item>
            <text:p text:style-name="P20"><text:span text:style-name="Strong_20_Emphasis"><text:span text:style-name="T3">Local:</text:span></text:span><text:span text:style-name="T3"> Se realiza en un dispositivo de almacenamiento local, como un disco duro externo.</text:span></text:p>
          </text:list-item>
          <text:list-item>
            <text:p text:style-name="P20"><text:soft-page-break/><text:span text:style-name="Strong_20_Emphasis"><text:span text:style-name="T3">Remota:</text:span></text:span><text:span text:style-name="T3"> Se realiza en un dispositivo de almacenamiento en la nube o en otro equipo de la red.</text:span></text:p>
          </text:list-item>
        </text:list>
        <text:p text:style-name="P3"><text:span text:style-name="Strong_20_Emphasis"><text:span text:style-name="T3">Según la frecuencia de la copia:</text:span></text:span></text:p>
        <text:list text:style-name="L5">
          <text:list-item>
            <text:p text:style-name="P21"><text:span text:style-name="Strong_20_Emphasis"><text:span text:style-name="T3">Manual:</text:span></text:span><text:span text:style-name="T3"> Se realiza de forma manual por el usuario.</text:span></text:p>
          </text:list-item>
          <text:list-item>
            <text:p text:style-name="P21"><text:span text:style-name="Strong_20_Emphasis"><text:span text:style-name="T3">Automática:</text:span></text:span><text:span text:style-name="T3"> Se realiza de forma automática a intervalos regulares.</text:span></text:p>
          </text:list-item>
        </text:list>
        <text:p text:style-name="P6">La elección del tipo de copia de seguridad más adecuado dependerá de diversos factores, como la cantidad de datos, la frecuencia de cambios, la disponibilidad de recursos y la tolerancia a la pérdida de datos.</text:p>
        <text:p text:style-name="P3"><text:span text:style-name="Strong_20_Emphasis"><text:span text:style-name="T3">Es importante recordar que la regla 3-2-1 es una buena práctica para la protección de datos:</text:span></text:span></text:p>
        <text:list text:style-name="L6">
          <text:list-item>
            <text:p text:style-name="P22"><text:span text:style-name="Strong_20_Emphasis"><text:span text:style-name="T3">3 copias:</text:span></text:span><text:span text:style-name="T3"> Tener al menos 3 copias de los datos.</text:span></text:p>
          </text:list-item>
          <text:list-item>
            <text:p text:style-name="P22"><text:span text:style-name="Strong_20_Emphasis"><text:span text:style-name="T3">2 medios:</text:span></text:span><text:span text:style-name="T3"> Almacenar las copias en 2 medios diferentes.</text:span></text:p>
          </text:list-item>
          <text:list-item>
            <text:p text:style-name="P22"><text:span text:style-name="Strong_20_Emphasis"><text:span text:style-name="T3">1 copia fuera del sitio:</text:span></text:span><text:span text:style-name="T3"> Guardar 1 copia en un lugar fuera del sitio, como la nube.</text:span></text:p>
          </text:list-item>
        </text:list>
        <text:p text:style-name="P3"><text:span text:style-name="Strong_20_Emphasis"><text:span text:style-name="T3">En resumen, los backups son una herramienta fundamental para la protección de datos en sistemas informáticos. Es importante realizar copias de seguridad de forma regular y elegir el tipo de copia más adecuado en función de las necesidades específicas de cada caso.</text:span></text:span></text:p>
      </text:section>
      <text:p text:style-name="Text_20_body"/>
      <text:h text:style-name="Heading_20_2" text:outline-level="2">diferencia entere backup y clonación</text:h>
      <text:p text:style-name="P8"/>
      <text:h text:style-name="P5" text:outline-level="2">Diferencias entre backup y clonación</text:h>
      <text:p text:style-name="P3"><text:span text:style-name="Strong_20_Emphasis"><text:span text:style-name="T3">Backup (copia de seguridad):</text:span></text:span></text:p>
      <text:list text:style-name="L7">
        <text:list-item>
          <text:p text:style-name="P23"><text:span text:style-name="Strong_20_Emphasis"><text:span text:style-name="T3">Objetivo:</text:span></text:span><text:span text:style-name="T3"> Proteger la información en caso de pérdida o daño.</text:span></text:p>
        </text:list-item>
        <text:list-item>
          <text:p text:style-name="P23"><text:span text:style-name="Strong_20_Emphasis"><text:span text:style-name="T3">Tipo de copia:</text:span></text:span><text:span text:style-name="T3"> Puede ser completa, incremental o diferencial.</text:span></text:p>
        </text:list-item>
        <text:list-item>
          <text:p text:style-name="P23"><text:span text:style-name="Strong_20_Emphasis"><text:span text:style-name="T3">Destino:</text:span></text:span><text:span text:style-name="T3"> Se puede almacenar en un dispositivo local o remoto.</text:span></text:p>
        </text:list-item>
        <text:list-item>
          <text:p text:style-name="P23"><text:span text:style-name="Strong_20_Emphasis"><text:span text:style-name="T3">Frecuencia:</text:span></text:span><text:span text:style-name="T3"> Puede ser manual o automática.</text:span></text:p>
        </text:list-item>
        <text:list-item>
          <text:p text:style-name="P23"><text:span text:style-name="Strong_20_Emphasis"><text:span text:style-name="T3">Ventajas:</text:span></text:span><text:span text:style-name="T3"> Permite recuperar archivos específicos, ocupa menos espacio de almacenamiento y es más flexible.</text:span></text:p>
        </text:list-item>
        <text:list-item>
          <text:p text:style-name="P23"><text:span text:style-name="Strong_20_Emphasis"><text:span text:style-name="T3">Desventajas:</text:span></text:span><text:span text:style-name="T3"> No es una copia exacta del sistema original y puede tardar más tiempo en restaurarse.</text:span></text:p>
        </text:list-item>
      </text:list>
      <text:p text:style-name="P3"><text:span text:style-name="Strong_20_Emphasis"><text:span text:style-name="T3">Clonación:</text:span></text:span></text:p>
      <text:list text:style-name="L8">
        <text:list-item>
          <text:p text:style-name="P24"><text:span text:style-name="Strong_20_Emphasis"><text:span text:style-name="T3">Objetivo:</text:span></text:span><text:span text:style-name="T3"> Crear una copia exacta del sistema original.</text:span></text:p>
        </text:list-item>
        <text:list-item>
          <text:p text:style-name="P24"><text:span text:style-name="Strong_20_Emphasis"><text:span text:style-name="T3">Tipo de copia:</text:span></text:span><text:span text:style-name="T3"> Siempre es completa.</text:span></text:p>
        </text:list-item>
        <text:list-item>
          <text:p text:style-name="P24"><text:span text:style-name="Strong_20_Emphasis"><text:span text:style-name="T3">Destino:</text:span></text:span><text:span text:style-name="T3"> Se realiza en un dispositivo de almacenamiento local.</text:span></text:p>
        </text:list-item>
        <text:list-item>
          <text:p text:style-name="P24"><text:span text:style-name="Strong_20_Emphasis"><text:span text:style-name="T3">Frecuencia:</text:span></text:span><text:span text:style-name="T3"> Se suele realizar de forma manual.</text:span></text:p>
        </text:list-item>
        <text:list-item>
          <text:p text:style-name="P24"><text:span text:style-name="Strong_20_Emphasis"><text:span text:style-name="T3">Ventajas:</text:span></text:span><text:span text:style-name="T3"> Es una copia exacta del sistema original y se restaura más rápido que un backup.</text:span></text:p>
        </text:list-item>
        <text:list-item>
          <text:p text:style-name="P24"><text:span text:style-name="Strong_20_Emphasis"><text:span text:style-name="T3">Desventajas:</text:span></text:span><text:span text:style-name="T3"> No permite recuperar archivos específicos y ocupa más espacio de almacenamiento.</text:span></text:p>
        </text:list-item>
      </text:list>
      <text:p text:style-name="P3"><text:span text:style-name="Strong_20_Emphasis"><text:span text:style-name="T3">En resumen:</text:span></text:span></text:p>
      <text:list text:style-name="L9">
        <text:list-item>
          <text:p text:style-name="P25">Un backup es una copia de los datos para protegerlos, mientras que una clonación es una copia exacta del sistema original.</text:p>
        </text:list-item>
        <text:list-item>
          <text:p text:style-name="P25">Un backup puede ser incremental o diferencial, mientras que una clonación siempre es completa.</text:p>
        </text:list-item>
        <text:list-item>
          <text:p text:style-name="P25">Un backup se puede almacenar en un dispositivo local o remoto, mientras que una clonación se realiza en un dispositivo local.</text:p>
        </text:list-item>
        <text:list-item>
          <text:p text:style-name="P25">Un backup se puede realizar de forma manual o automática, mientras que una clonación se suele realizar de forma manual.</text:p>
        </text:list-item>
        <text:list-item>
          <text:p text:style-name="P25"><text:soft-page-break/>Un backup es más flexible y permite recuperar archivos específicos, mientras que una clonación es más rápida y se restaura en su estado original.</text:p>
        </text:list-item>
      </text:list>
      <text:p text:style-name="P3"><text:span text:style-name="Strong_20_Emphasis"><text:span text:style-name="T3">La elección entre backup y clonación dependerá de las necesidades específicas de cada caso.</text:span></text:span></text:p>
      <text:p text:style-name="P3"><text:span text:style-name="Strong_20_Emphasis"><text:span text:style-name="T3">Ejemplos:</text:span></text:span></text:p>
      <text:list text:style-name="L10">
        <text:list-item>
          <text:p text:style-name="P26">Si necesita proteger sus archivos personales en caso de un fallo del disco duro, un backup sería la mejor opción.</text:p>
        </text:list-item>
        <text:list-item>
          <text:p text:style-name="P26">Si necesita actualizar su disco duro a uno más grande, una clonación sería la mejor opción.</text:p>
        </text:list-item>
      </text:list>
      <text:p text:style-name="P3"><text:span text:style-name="Strong_20_Emphasis"><text:span text:style-name="T3">Es importante tener en cuenta que tanto los backups como la clonación son importantes para la protección de datos.</text:span></text:span><text:span text:style-name="T3"> Se recomienda realizar backups de forma regular y realizar una clonación del sistema de vez en cuando para tener una copia exacta en caso de que sea necesario.</text:span></text:p>
      <text:p text:style-name="Text_20_body"><draw:frame draw:style-name="fr1" draw:name="Marco1" text:anchor-type="char" svg:x="-264.583cm" svg:width="0.041cm" draw:z-index="0"><draw:text-box fo:min-height="0.041cm"><text:h text:style-name="P15" text:outline-level="1">Conversación con Gemini</text:h></draw:text-box></draw:frame></text:p>
      <text:p text:style-name="P12"/>
      <text:p text:style-name="P13">Clonación</text:p>
      <text:p text:style-name="P13"><text:a xlink:type="simple" xlink:href="https://www.softzone.es/programas/utilidades/copiar-datos-usb-sd-clonezilla/" text:style-name="Internet_20_link" text:visited-style-name="Visited_20_Internet_20_Link">https://www.softzone.es/programas/utilidades/copiar-datos-usb-sd-clonezilla/</text:a></text:p>
      <text:p text:style-name="P28">(con ssh)</text:p>
      <text:p text:style-name="P28"><text:a xlink:type="simple" xlink:href="https://es.slideshare.net/cesar584/clonar-discos-duros-con-clonezilla-live-por-medio-de-ssh" text:style-name="Internet_20_link" text:visited-style-name="Visited_20_Internet_20_Link">https://es.slideshare.net/cesar584/clonar-discos-duros-con-clonezilla-live-por-medio-de-ssh</text:a></text:p>
      <text:p text:style-name="P28"/>
      <text:p text:style-name="P27">Restauración</text:p>
      <text:p text:style-name="P27"><text:a xlink:type="simple" xlink:href="https://somebooks.es/clonezilla-recuperar-una-imagen-del-equipo-paso-paso/" text:style-name="Internet_20_link" text:visited-style-name="Visited_20_Internet_20_Link">https://somebooks.es/clonezilla-recuperar-una-imagen-del-equipo-paso-paso/</text:a></text:p>
      <text:p text:style-name="P27"/>
      <text:p text:style-name="P27"><text:a xlink:type="simple" xlink:href="https://www.juanluramirez.com/clonacion-local-remoto-multicast-clonezilla/" text:style-name="Internet_20_link" text:visited-style-name="Visited_20_Internet_20_Link">https://www.juanluramirez.com/clonacion-local-remoto-multicast-clonezilla/</text:a></text:p>
      <text:p text:style-name="P27"/>
      <text:p text:style-name="P27"><text:a xlink:type="simple" xlink:href="https://www.infodark.net/linux/55-restaurar-una-imagen-del-disco-duro-creada-con-clonezilla" text:style-name="Internet_20_link" text:visited-style-name="Visited_20_Internet_20_Link">https://www.infodark.net/linux/55-restaurar-una-imagen-del-disco-duro-creada-con-clonezilla</text:a></text:p>
      <text:p text:style-name="P27"/>
      <text:p text:style-name="P27">(OJO!!!! lo hace desde un USB, nosotros lo haremos de un servidor SSH)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opacity="50%"/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427" officeooo:paragraph-rsid="0004e4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F SAN BLAS – Curso MONTAJE SISTEMAS MICROINFORMÁTIC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6:56:00.328088129</meta:creation-date>
    <dc:date>2024-02-19T19:04:08.021186776</dc:date>
    <meta:editing-duration>PT8H22M</meta:editing-duration>
    <meta:editing-cycles>9</meta:editing-cycles>
    <meta:generator>LibreOffice/7.6.2.1$Linux_X86_64 LibreOffice_project/56f7684011345957bbf33a7ee678afaf4d2ba333</meta:generator>
    <meta:document-statistic meta:table-count="0" meta:image-count="1" meta:object-count="0" meta:page-count="3" meta:paragraph-count="75" meta:word-count="876" meta:character-count="5662" meta:non-whitespace-character-count="4892"/>
  </office:meta>
</office:document-meta>
</file>